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6cm" table:align="margins"/>
    </style:style>
    <style:style style:name="Táblázat1.A" style:family="table-column">
      <style:table-column-properties style:column-width="3.406cm" style:rel-column-width="13950*"/>
    </style:style>
    <style:style style:name="Táblázat1.B" style:family="table-column">
      <style:table-column-properties style:column-width="3.639cm" style:rel-column-width="14904*"/>
    </style:style>
    <style:style style:name="Táblázat1.C" style:family="table-column">
      <style:table-column-properties style:column-width="8.955cm" style:rel-column-width="36681*"/>
    </style:style>
    <style:style style:name="Táblázat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style:vertical-align="middle"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B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start" style:justify-single-word="false">
        <style:tab-stops>
          <style:tab-stop style:position="17.032cm" style:type="right"/>
        </style:tab-stops>
      </style:paragraph-properties>
      <style:text-properties fo:font-size="12pt" style:text-underline-style="solid" style:text-underline-width="auto" style:text-underline-color="font-color" fo:font-weight="bold" officeooo:paragraph-rsid="001f7b3b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style="italic" officeooo:rsid="001f4e83" officeooo:paragraph-rsid="001f4e83" style:font-size-asian="12pt" style:font-style-asian="italic" style:font-size-complex="12pt" style:font-style-complex="italic"/>
    </style:style>
    <style:style style:name="P3" style:family="paragraph" style:parent-style-name="Preformatted_20_Text">
      <style:text-properties fo:font-size="12pt" officeooo:rsid="001f4e83" officeooo:paragraph-rsid="001f4e83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fo:font-size="14pt" fo:font-style="normal" fo:font-weight="bold" officeooo:rsid="001f4e83" officeooo:paragraph-rsid="001f4e83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paragraph-rsid="001f4e83" style:font-size-asian="12pt" style:font-size-complex="12pt"/>
    </style:style>
    <style:style style:name="P7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paragraph-rsid="001f4e83" style:font-size-asian="12pt" style:font-size-complex="12pt"/>
    </style:style>
    <style:style style:name="P8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paragraph-rsid="001f4e83" style:font-size-asian="12pt" style:font-size-complex="12pt"/>
    </style:style>
    <style:style style:name="P9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0" style:family="paragraph" style:parent-style-name="Preformatted_20_Text">
      <style:paragraph-properties fo:margin-left="0.596cm" fo:margin-right="0cm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rsid="001f4e83" officeooo:paragraph-rsid="002d21b8" style:font-size-asian="12pt" style:font-size-complex="12pt"/>
    </style:style>
    <style:style style:name="P11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2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3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27b26e" style:font-size-asian="12pt" style:font-size-complex="12pt"/>
    </style:style>
    <style:style style:name="P14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28e2b3" style:font-size-asian="12pt" style:font-size-complex="12pt"/>
    </style:style>
    <style:style style:name="P15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6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0pt" officeooo:rsid="001f4e83" officeooo:paragraph-rsid="001f4e83" style:font-size-asian="10pt" style:font-size-complex="10pt"/>
    </style:style>
    <style:style style:name="P17" style:family="paragraph" style:parent-style-name="Preformatted_20_Text">
      <style:paragraph-properties fo:margin-left="0.596cm" fo:margin-right="0cm" fo:margin-top="0cm" fo:margin-bottom="0.199cm" style:contextual-spacing="false" fo:text-indent="0cm" style:auto-text-indent="false">
        <style:tab-stops>
          <style:tab-stop style:position="4.267cm"/>
          <style:tab-stop style:position="15.909cm" style:type="right"/>
        </style:tab-stops>
      </style:paragraph-properties>
      <style:text-properties fo:font-size="12pt" officeooo:paragraph-rsid="001f4e83" style:font-size-asian="12pt" style:font-size-complex="12pt"/>
    </style:style>
    <style:style style:name="P18" style:family="paragraph" style:parent-style-name="Preformatted_20_Text">
      <style:paragraph-properties fo:margin-left="0.596cm" fo:margin-right="0cm" fo:margin-top="0cm" fo:margin-bottom="0.3cm" style:contextual-spacing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9" style:family="paragraph" style:parent-style-name="Table_20_Contents">
      <style:text-properties style:font-name="DejaVu Sans Mono" fo:font-size="12pt" style:font-name-asian="DejaVu Sans Mono" style:font-size-asian="12pt" style:font-name-complex="FreeSans2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DejaVu Sans Mono" fo:font-size="10pt" officeooo:rsid="002be4b7" officeooo:paragraph-rsid="002be4b7" style:font-name-asian="DejaVu Sans Mono" style:font-size-asian="10pt" style:font-name-complex="FreeSans2" style:font-size-complex="10pt"/>
    </style:style>
    <style:style style:name="P21" style:family="paragraph" style:parent-style-name="Preformatted_20_Text">
      <style:paragraph-properties fo:margin-left="-0.067cm" fo:margin-right="0cm" fo:margin-top="0cm" fo:margin-bottom="0.101cm" style:contextual-spacing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0pt" officeooo:rsid="001f4e83" officeooo:paragraph-rsid="001f4e83" style:font-size-asian="10pt" style:font-size-complex="10pt"/>
    </style:style>
    <style:style style:name="P22" style:family="paragraph" style:parent-style-name="Preformatted_20_Text">
      <style:paragraph-properties fo:margin-left="0.596cm" fo:margin-right="0cm" fo:margin-top="0.101cm" fo:margin-bottom="0cm" style:contextual-spacing="false" fo:text-align="end" style:justify-single-word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8pt" officeooo:rsid="001f4e83" officeooo:paragraph-rsid="0031a2b8" style:font-size-asian="8pt" style:font-size-complex="8pt"/>
    </style:style>
    <style:style style:name="T1" style:family="text">
      <style:text-properties officeooo:rsid="001f4e83"/>
    </style:style>
    <style:style style:name="T2" style:family="text">
      <style:text-properties officeooo:rsid="002e2166"/>
    </style:style>
    <style:style style:name="T3" style:family="text">
      <style:text-properties officeooo:rsid="0022b0dd"/>
    </style:style>
    <style:style style:name="T4" style:family="text">
      <style:text-properties officeooo:rsid="0024c2c9"/>
    </style:style>
    <style:style style:name="T5" style:family="text">
      <style:text-properties officeooo:rsid="002be4b7"/>
    </style:style>
    <style:style style:name="T6" style:family="text">
      <style:text-properties officeooo:rsid="002ca83a"/>
    </style:style>
    <style:style style:name="T7" style:family="text">
      <style:text-properties style:text-position="super 65%" officeooo:rsid="001f4e83"/>
    </style:style>
    <style:style style:name="T8" style:family="text">
      <style:text-properties officeooo:rsid="003505d6"/>
    </style:style>
    <style:style style:name="T9" style:family="text">
      <style:text-properties officeooo:rsid="0031a2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REGISZTRÁCIÓS ŰRLAP</text:p>
      <text:p text:style-name="P3"/>
      <text:p text:style-name="P3"/>
      <text:p text:style-name="P2">I. Regisztrációs adatok:</text:p>
      <text:p text:style-name="P3"/>
      <text:p text:style-name="P7"><text:span text:style-name="T1">Reg. </text:span><text:span text:style-name="T6">n</text:span><text:span text:style-name="T1">év</text:span><text:span text:style-name="T7">1</text:span><text:span text:style-name="T1">:<text:tab/>...........................................</text:span></text:p>
      <text:p text:style-name="P9"/>
      <text:p text:style-name="P9"/>
      <text:p text:style-name="P17"><text:span text:style-name="T1">OS változat</text:span><text:span text:style-name="T7">2</text:span><text:span text:style-name="T1">:<text:tab/>[ ] GNU/Linux: ............................</text:span></text:p>
      <text:p text:style-name="P9"><text:tab/>[ ] Windows: ..............................</text:p>
      <text:p text:style-name="P9"/>
      <text:p text:style-name="P9"/>
      <text:p text:style-name="P10">Licenc típus:</text:p>
      <text:p text:style-name="P10"><text:tab/>Magáncélú, otthoni felhasználásra</text:p>
      <text:p text:style-name="P9"><text:tab/>[ ] 1 számítógépre<text:tab/>1990 HUF</text:p>
      <text:p text:style-name="P9"/>
      <text:p text:style-name="P9"><text:tab/>Oktatási intézmény részére</text:p>
      <text:p text:style-name="P9"><text:tab/>[ ] 1 számítógépre<text:tab/>1990 HUF</text:p>
      <text:p text:style-name="P9"><text:tab/>[ ] 2-5 számítógépre<text:tab/>3980 HUF</text:p>
      <text:p text:style-name="P7"><text:span text:style-name="T1"><text:tab/>[ ] 5-</text:span><text:span text:style-name="T3">x</text:span><text:span text:style-name="T1"> számítógépre<text:tab/>9950 HUF</text:span></text:p>
      <text:p text:style-name="P9"/>
      <text:p text:style-name="P9"><text:tab/>Non-profit szervezet részére</text:p>
      <text:p text:style-name="P9"><text:tab/>[ ] 1 számítógépre<text:tab/>1990 HUF</text:p>
      <text:p text:style-name="P9"><text:tab/>[ ] 2-5 számítógépre<text:tab/>3980 HUF</text:p>
      <text:p text:style-name="P7"><text:span text:style-name="T1"><text:tab/>[ ] 5-</text:span><text:span text:style-name="T4">x</text:span><text:span text:style-name="T1"> számítógépre<text:tab/>9950 HUF</text:span></text:p>
      <text:p text:style-name="P9"/>
      <text:p text:style-name="P9"><text:tab/>Üzleti használatra</text:p>
      <text:p text:style-name="P9"><text:tab/>[ ] 1 számítógépre<text:tab/>3980 HUF</text:p>
      <text:p text:style-name="P9"><text:tab/>[ ] 2-5 számítógépre<text:tab/>9950 HUF</text:p>
      <text:p text:style-name="P7"><text:span text:style-name="T1"><text:tab/>[ ] 5-</text:span><text:span text:style-name="T4">x</text:span><text:span text:style-name="T1"> számítógépre<text:tab/>15920 HUF</text:span></text:p>
      <text:p text:style-name="P11"/>
      <text:p text:style-name="P11"/>
      <text:p text:style-name="P2">II. Számlázási adatok:</text:p>
      <text:p text:style-name="P11"/>
      <text:p text:style-name="P12">Név:<text:tab/>...........................................</text:p>
      <text:p text:style-name="P12"/>
      <text:p text:style-name="P12">Adószám:<text:tab/>...........................................</text:p>
      <text:p text:style-name="P12"/>
      <text:p text:style-name="P12">Ország:<text:tab/>...........................................</text:p>
      <text:p text:style-name="P12"/>
      <text:p text:style-name="P12">Állam/Megye:<text:tab/>...........................................</text:p>
      <text:p text:style-name="P12"/>
      <text:p text:style-name="P12">Ir. szám/Város:<text:tab/>....... <text:s/>..................................</text:p>
      <text:p text:style-name="P12"/>
      <text:p text:style-name="P12">Cím:<text:tab/>...........................................</text:p>
      <text:p text:style-name="P12"/>
      <text:p text:style-name="P2"><text:soft-page-break/>III. Kapcsolattartási adatok:</text:p>
      <text:p text:style-name="P12"/>
      <text:p text:style-name="P12">Név:<text:tab/>...........................................</text:p>
      <text:p text:style-name="P12"/>
      <text:p text:style-name="P13">Ország:<text:tab/>...........................................</text:p>
      <text:p text:style-name="P13"/>
      <text:p text:style-name="P13">Állam/Megye:<text:tab/>...........................................</text:p>
      <text:p text:style-name="P13"/>
      <text:p text:style-name="P13">Ir. szám/Város:<text:tab/>....... <text:s/>..................................</text:p>
      <text:p text:style-name="P13"/>
      <text:p text:style-name="P13">Cím:<text:tab/>...........................................</text:p>
      <text:p text:style-name="P13"/>
      <text:p text:style-name="P13">E-mail cím:<text:tab/>...............@...........................</text:p>
      <text:p text:style-name="P13"/>
      <text:p text:style-name="P12">Mobil telefon:<text:tab/>+.... .... <text:s/>...............................</text:p>
      <text:p text:style-name="P12"/>
      <text:p text:style-name="P14">Telefon:<text:tab/>+.... .... <text:s/>...............................</text:p>
      <text:p text:style-name="P14"/>
      <text:p text:style-name="P14">Telefax:<text:tab/>+.... .... <text:s/>...............................</text:p>
      <text:p text:style-name="P12"/>
      <text:p text:style-name="P12"/>
      <text:p text:style-name="P2"><text:span text:style-name="T5">IV. </text:span><text:span text:style-name="T1">Fizetési mód:</text:span></text:p>
      <text:p text:style-name="P8"><text:span text:style-name="T1"><text:tab/>[ ] banki készpénz befizetés</text:span><text:span text:style-name="T7">3</text:span></text:p>
      <text:p text:style-name="P15"><text:tab/>[ ] banki átutalás</text:p>
      <text:p text:style-name="P15"><text:tab/>[ ] belföldi postautalvány számlára</text:p>
      <text:p text:style-name="P15"><text:tab/>[ ] belföldi postautalvány címre</text:p>
      <text:p text:style-name="P8"><text:span text:style-name="T1"><text:tab/>[ ] PayPal</text:span><text:span text:style-name="T7">4</text:span></text:p>
      <text:p text:style-name="P15"/>
      <text:p text:style-name="P15"/>
      <text:p text:style-name="P11">Számlavezető bank:<text:tab/>K&amp;H Bank</text:p>
      <text:p text:style-name="P6"><text:span text:style-name="T1">Számlatulajdonos:<text:tab/></text:span><text:span text:style-name="T1">Pozsár Zsolt</text:span></text:p>
      <text:p text:style-name="P11">Számlaszám:<text:tab/>10400061-67514856-53531005</text:p>
      <text:p text:style-name="P11">IBAN:<text:tab/>HU67 1040 0061 6751 4856 5353 1005</text:p>
      <text:p text:style-name="P11">SWIFT:<text:tab/>OKHB HU HB</text:p>
      <text:p text:style-name="P11">PayPal:<text:tab/>pozsarzs@gmail.com</text:p>
      <text:p text:style-name="P16"/>
      <text:p text:style-name="P16"/>
      <text:p text:style-name="P21">Megjegyzések:</text:p>
      <text:p text:style-name="P8"><text:span text:style-name="T7">1</text:span>: Maximum 30 karakter.</text:p>
      <text:p text:style-name="P8"><text:span text:style-name="T7">2</text:span>: Nem befolyásolja az árat.</text:p>
      <text:p text:style-name="P8"><text:span text:style-name="T7">3</text:span>: + költség: 0,03%, minimum 140 HUF</text:p>
      <text:p text:style-name="P8"><text:span text:style-name="T7">4</text:span>: + költség: 2,9% + 0,25 USD</text:p>
      <text:p text:style-name="P18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20">Érkezett</text:p>
          </table:table-cell>
          <table:table-cell table:style-name="Táblázat1.A1" office:value-type="string">
            <text:p text:style-name="P20">Nyt. szám</text:p>
          </table:table-cell>
          <table:table-cell table:style-name="Táblázat1.C1" office:value-type="string">
            <text:p text:style-name="P20">Sorozatszám</text:p>
          </table:table-cell>
        </table:table-row>
        <table:table-row>
          <table:table-cell table:style-name="Táblázat1.A2" office:value-type="string">
            <text:p text:style-name="P19"/>
            <text:p text:style-name="P19"/>
          </table:table-cell>
          <table:table-cell table:style-name="Táblázat1.B2" office:value-type="string">
            <text:p text:style-name="P19"/>
          </table:table-cell>
          <table:table-cell table:style-name="Táblázat1.C2" office:value-type="string">
            <text:p text:style-name="P19"/>
          </table:table-cell>
        </table:table-row>
      </table:table>
      <text:p text:style-name="P22"><text:span text:style-name="T8">[DN: 19/4/</text:span><text:span text:style-name="T9">3</text:span><text:span text:style-name="T8">-HU-2.0.2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FreeSans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text-align="start" style:justify-single-word="false">
        <style:tab-stops>
          <style:tab-stop style:position="17.032cm" style:type="right"/>
        </style:tab-stops>
      </style:paragraph-properties>
      <style:text-properties fo:font-size="12pt" style:text-underline-style="solid" style:text-underline-width="auto" style:text-underline-color="font-color" fo:font-weight="bold" officeooo:paragraph-rsid="001f7b3b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f4e83"/>
    </style:style>
    <style:style style:name="MT2" style:family="text">
      <style:text-properties officeooo:rsid="002e21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Tubes</text:span><text:span text:style-name="MT2">2 pro v2.0.2</text:span></text:p>
      </style:header>
      <style:footer>
        <text:p text:style-name="MP2"><text:page-count>2</text:page-count>/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5b93205-6e6b3fc-7830f6d-c08ad66-1d9bf4</meta:generator>
    <dc:date>2015-01-24T18:54:29</dc:date>
    <dc:creator>Zsolt Pozsár</dc:creator>
    <meta:editing-duration>PT29M3S</meta:editing-duration>
    <meta:editing-cycles>18</meta:editing-cycles>
    <dc:title>Regisztrációs űrlap</dc:title>
    <meta:document-statistic meta:table-count="1" meta:image-count="0" meta:object-count="0" meta:page-count="2" meta:paragraph-count="60" meta:word-count="221" meta:character-count="1981" meta:non-whitespace-character-count="1794"/>
  </office:meta>
</office:document-meta>
</file>